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a3a6" officeooo:paragraph-rsid="0005a3a6"/>
    </style:style>
    <style:style style:name="P2" style:family="paragraph" style:parent-style-name="Standard">
      <style:text-properties officeooo:rsid="0005a3a6" officeooo:paragraph-rsid="0005a3a6"/>
    </style:style>
    <style:style style:name="P3" style:family="paragraph" style:parent-style-name="Standard">
      <style:text-properties officeooo:paragraph-rsid="0005a3a6"/>
    </style:style>
    <style:style style:name="T1" style:family="text">
      <style:text-properties officeooo:rsid="0005a3a6"/>
    </style:style>
    <style:style style:name="T2" style:family="text">
      <style:text-properties officeooo:rsid="000719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rnal Rekayasa Perangkat Lunak</text:p>
      <text:p text:style-name="Standard"/>
      <text:p text:style-name="Standard">Nama : <text:span text:style-name="T1">Irsyad Husni Aqiila</text:span></text:p>
      <text:p text:style-name="Standard"/>
      <text:p text:style-name="Standard">Kode Pelajaran : <text:span text:style-name="T1">RPL/01</text:span></text:p>
      <text:p text:style-name="Standard"/>
      <text:p text:style-name="Standard">Kelas : <text:span text:style-name="T1">XI RPL 1</text:span> </text:p>
      <text:p text:style-name="Standard"/>
      <text:p text:style-name="Standard">Nama Guru : - <text:span text:style-name="T1">Kang Chandra</text:span></text:p>
      <text:p text:style-name="P3"><text:tab/> <text:s text:c="9"/>- <text:span text:style-name="T1">Pa Wildan</text:span></text:p>
      <text:p text:style-name="Standard"><text:tab/> <text:s text:c="9"/>- <text:span text:style-name="T1">Kang Mulki</text:span></text:p>
      <text:p text:style-name="Standard"/>
      <text:p text:style-name="Standard">Materi Pembelajaran :</text:p>
      <text:p text:style-name="Standard">- <text:span text:style-name="T1">Pengenalan Laravel</text:span></text:p>
      <text:p text:style-name="Standard">- <text:span text:style-name="T1">Memberikan Alasan Mengenai Framework</text:span></text:p>
      <text:p text:style-name="P2">- Mengenal Struktur Laravel</text:p>
      <text:p text:style-name="Standard"/>
      <text:p text:style-name="Standard">Tujuan Pembelajaran :</text:p>
      <text:p text:style-name="Standard">- <text:span text:style-name="T1">Agar Seluruh Siswa Dapat Mengetahui Apa Itu Laravel</text:span></text:p>
      <text:p text:style-name="Standard">- <text:span text:style-name="T1">Agar Seluruh Siswa Dapat Mengetahui Apa Itu Struktur Laravel</text:span></text:p>
      <text:p text:style-name="Standard"/>
      <text:p text:style-name="Standard"/>
      <text:p text:style-name="Standard">Alat Dan Bahan :</text:p>
      <text:p text:style-name="Standard">- <text:span text:style-name="T1">Laptop</text:span></text:p>
      <text:p text:style-name="Standard">- <text:span text:style-name="T1">Buku</text:span></text:p>
      <text:p text:style-name="Standard">- <text:span text:style-name="T1">Alat Tulis</text:span></text:p>
      <text:p text:style-name="Standard">- <text:span text:style-name="T1">Jaringan</text:span></text:p>
      <text:p text:style-name="Standard"/>
      <text:p text:style-name="Standard"/>
      <text:p text:style-name="Standard">Langkah Pembelajaran :</text:p>
      <text:p text:style-name="Standard"/>
      <text:p text:style-name="Standard">A. Persiapan:</text:p>
      <text:p text:style-name="Standard"/>
      <text:p text:style-name="Standard">- <text:span text:style-name="T1">Siswa Baris Di Depan Lab Untuk Berdoa Dan Yel Yel</text:span></text:p>
      <text:p text:style-name="Standard">- <text:span text:style-name="T1">Siswa Duduk Dan Di Absen Oleh Guru</text:span></text:p>
      <text:p text:style-name="Standard">- <text:span text:style-name="T1">Siswa Mengambil Laptop Masing Masing</text:span></text:p>
      <text:p text:style-name="Standard"/>
      <text:p text:style-name="Standard">B.Kegiatan Inti:</text:p>
      <text:p text:style-name="Standard"/>
      <text:p text:style-name="Standard">- <text:span text:style-name="T1">Siswa Merangkum Materi Tentang Framework Laravel</text:span></text:p>
      <text:p text:style-name="Standard">- <text:span text:style-name="T1">Siswa Mencatat Materi Tentang Struktur Laravel</text:span></text:p>
      <text:p text:style-name="Standard">- <text:span text:style-name="T2">Guru Menjelaskan Apa Itu Laravel</text:span></text:p>
      <text:p text:style-name="Standard"/>
      <text:p text:style-name="Standard">C.Penutup:</text:p>
      <text:p text:style-name="Standard"/>
      <text:p text:style-name="Standard">- <text:span text:style-name="T2">Siswa Melaksanakan Shalat Dzuhur</text:span></text:p>
      <text:p text:style-name="Standard">- <text:span text:style-name="T2">Siswa Membereskan Laptop Dan Alat Tulis</text:span></text:p>
      <text:p text:style-name="Standard">- <text:span text:style-name="T2">Siswa Baris Di Depan Lab Untuk Berdoa Dan Pulang</text:span></text:p>
      <text:p text:style-name="Standard"/>
      <text:p text:style-name="Standard"/>
      <text:p text:style-name="Standard">Kesimpulan:</text:p>
      <text:p text:style-name="Standard">“<text:span text:style-name="T2">Siswa Mendapatkan Materi Yang Baru Mengenai Laravel”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4T07:40:45.758549429</meta:creation-date>
    <dc:date>2020-01-24T08:00:14.314316801</dc:date>
    <meta:editing-duration>PT9M18S</meta:editing-duration>
    <meta:editing-cycles>1</meta:editing-cycles>
    <meta:document-statistic meta:table-count="0" meta:image-count="0" meta:object-count="0" meta:page-count="1" meta:paragraph-count="34" meta:word-count="163" meta:character-count="969" meta:non-whitespace-character-count="817"/>
    <meta:generator>LibreOffice/6.3.2.2$Linux_X86_64 LibreOffice_project/30$Build-2</meta:generator>
  </office:meta>
</office:document-meta>
</file>